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roman" style:font-pitch="variable" svg:panose-1="2 7 4 9 2 2 5 2 4 4"/>
    <style:font-face style:name="Noto Sans Mono CJK SC" svg:font-family="Noto Sans Mono CJK SC" style:font-family-generic="roman" svg:panose-1="0 0 0 0 0 0 0 0 0 0"/>
    <style:font-face style:name="OpenSymbol" svg:font-family="OpenSymbol" style:font-family-generic="roman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/>
    <style:style style:name="P4" style:parent-style-name="Textbody" style:family="paragraph">
      <style:paragraph-properties fo:margin-bottom="0in"/>
    </style:style>
    <style:style style:name="T5" style:parent-style-name="SourceText" style:family="text">
      <style:text-properties fo:language="fr" fo:country="CA"/>
    </style:style>
    <style:style style:name="T6" style:parent-style-name="SourceText" style:family="text">
      <style:text-properties fo:language="fr" fo:country="CA"/>
    </style:style>
    <style:style style:name="P7" style:parent-style-name="PreformattedText" style:family="paragraph">
      <style:paragraph-properties fo:margin-bottom="0.1965in"/>
    </style:style>
    <style:style style:name="P8" style:parent-style-name="PreformattedText" style:family="paragraph">
      <style:paragraph-properties fo:margin-bottom="0.1965in"/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" style:parent-style-name="PreformattedText" style:family="paragraph">
      <style:paragraph-properties fo:margin-bottom="0.1965in"/>
    </style:style>
  </office:automatic-styles>
  <office:body>
    <office:text text:use-soft-page-breaks="true">
      <text:h text:style-name="P1" text:outline-level="3">330-F15 <text:s/></text:h>
      <text:h text:style-name="Heading3" text:outline-level="3">Jetty - change default java.io.tmpdir value and override web.xml parameters</text:h>
      <text:p text:style-name="Textbody">(<text:s/><text:a xlink:href="https://francisoud.blogspot.com/2009/02/jetty-change-default-javaiotmpdir-value.html" office:target-frame-name="_top" xlink:show="replace">https://francisoud.blogspot.com/2009/02/jetty-change-default-javaiotmpdir-value.html</text:a><text:s/>)</text:p>
      <text:p text:style-name="Textbody"/>
      <text:p text:style-name="Textbody">Jetty is really nice, amongst the amazing things you can do some of my favorites are:</text:p>
      <text:list text:style-name="LFO1" text:continue-numbering="true">
        <text:list-item>
          <text:p text:style-name="P2">Change java.io.tmpdir default value</text:p>
        </text:list-item>
        <text:list-item>
          <text:p text:style-name="P3">override params define in the web.xml embedded<text:s/>in a war file</text:p>
        </text:list-item>
      </text:list>
      <text:p text:style-name="P4"/>
      <text:h text:style-name="Heading3" text:outline-level="3">java.io.tmpdir</text:h>
      <text:p text:style-name="PreformattedText"><text:span text:style-name="SourceText">&lt;?xml version="1.0" <text:s/>encoding="UTF-8"?&gt;</text:span></text:p>
      <text:p text:style-name="PreformattedText"><text:span text:style-name="SourceText">&lt;!DOCTYPE Configure PUBLIC "-//Mort Bay Consulting//DTD Configure//EN" "http://jetty.mortbay.org/configure.dtd"&gt;</text:span></text:p>
      <text:p text:style-name="PreformattedText"><text:span text:style-name="SourceText">&lt;Configure class="org.mortbay.jetty.webapp.WebAppContext"&gt;</text:span></text:p>
      <text:p text:style-name="PreformattedText"><text:span text:style-name="SourceText"><text:s text:c="2"/>&lt;Set name="</text:span><text:span text:style-name="SourceText">contextPath"&gt;/test&lt;/Set&gt;</text:span></text:p>
      <text:p text:style-name="PreformattedText"><text:span text:style-name="SourceText">...</text:span></text:p>
      <text:p text:style-name="PreformattedText"><text:span text:style-name="SourceText"><text:s text:c="2"/>&lt;!-- change java.io.tmpdir default value --&gt;</text:span></text:p>
      <text:p text:style-name="PreformattedText"><text:span text:style-name="SourceText"><text:s text:c="2"/>&lt;Call class="java.lang.System" name="setProperty"&gt;</text:span></text:p>
      <text:p text:style-name="PreformattedText"><text:span text:style-name="SourceText"><text:s text:c="4"/></text:span><text:span text:style-name="T5">&lt;Arg&gt;java.io.tmpdir&lt;/Arg&gt;</text:span></text:p>
      <text:p text:style-name="PreformattedText"><text:span text:style-name="T6"><text:s text:c="4"/></text:span><text:span text:style-name="SourceText">&lt;Arg&gt;/some/where&lt;/Arg&gt;</text:span></text:p>
      <text:p text:style-name="PreformattedText"><text:span text:style-name="SourceText"><text:s text:c="2"/>&lt;/Call&gt;</text:span></text:p>
      <text:p text:style-name="P7"><text:span text:style-name="SourceText">&lt;/Configure&gt;</text:span></text:p>
      <text:h text:style-name="Heading3" text:outline-level="3">Change default values in web.xml</text:h>
      <text:p text:style-name="PreformattedText"><text:span text:style-name="SourceText">&lt;?xml version=</text:span><text:span text:style-name="SourceText">"1.0" <text:s/>encoding="UTF-8"?&gt;</text:span></text:p>
      <text:p text:style-name="PreformattedText"><text:span text:style-name="SourceText">&lt;!DOCTYPE Configure PUBLIC "-//Mort Bay Consulting//DTD Configure//EN" "http://jetty.mortbay.org/configure.dtd"&gt;</text:span></text:p>
      <text:p text:style-name="PreformattedText"><text:span text:style-name="SourceText">&lt;Configure class="org.mortbay.jetty.webapp.WebAppContext"&gt;</text:span></text:p>
      <text:p text:style-name="PreformattedText"><text:span text:style-name="SourceText"><text:s text:c="2"/>&lt;Set name="contextPath"&gt;/test&lt;/Set&gt;</text:span></text:p>
      <text:p text:style-name="PreformattedText"><text:span text:style-name="SourceText">...</text:span></text:p>
      <text:p text:style-name="PreformattedText"><text:span text:style-name="SourceText">&lt;Set name="overr</text:span><text:span text:style-name="SourceText">ideDescriptor"&gt;</text:span></text:p>
      <text:p text:style-name="PreformattedText"><text:span text:style-name="SourceText"><text:s text:c="4"/>&lt;SystemProperty name="jetty.home"</text:span></text:p>
      <text:p text:style-name="PreformattedText"><text:span text:style-name="SourceText"><text:s text:c="8"/>default="."/&gt;/contexts/test.d/override-web.xml&lt;/Set&gt;</text:span></text:p>
      <text:p text:style-name="P8"><text:span text:style-name="SourceText">&lt;/Configure&gt;</text:span></text:p>
      <text:p text:style-name="Textbody"><text:span text:style-name="T9">Create an 'override-web.xml'</text:span></text:p>
      <text:p text:style-name="PreformattedText"><text:span text:style-name="SourceText">&lt;?xml version="1.0" <text:s/>encoding="UTF-8"?&gt;</text:span></text:p>
      <text:p text:style-name="PreformattedText"><text:span text:style-name="SourceText">&lt;web-app ...&gt;</text:span></text:p>
      <text:p text:style-name="PreformattedText"><text:span text:style-name="SourceText"><text:s/>&lt;!-- Add or override context init parameter</text:span><text:span text:style-name="SourceText"><text:s/>--&gt;</text:span></text:p>
      <text:p text:style-name="PreformattedText"><text:span text:style-name="SourceText"><text:s/>&lt;context-param&gt;</text:span></text:p>
      <text:p text:style-name="PreformattedText"><text:span text:style-name="SourceText"><text:s text:c="2"/>&lt;param-name&gt;my.param/param-name&gt;</text:span></text:p>
      <text:p text:style-name="PreformattedText"><text:span text:style-name="SourceText"><text:s text:c="2"/>&lt;param-value&gt;on&lt;/param-value&gt;</text:span></text:p>
      <text:p text:style-name="PreformattedText"><text:span text:style-name="SourceText"><text:s/>&lt;/context-param&gt;</text:span></text:p>
      <text:p text:style-name="P10"><text:span text:style-name="SourceText">&lt;/web-app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roman" style:font-pitch="variable" svg:panose-1="2 7 4 9 2 2 5 2 4 4"/>
    <style:font-face style:name="Noto Sans Mono CJK SC" svg:font-family="Noto Sans Mono CJK SC" style:font-family-generic="roman" svg:panose-1="0 0 0 0 0 0 0 0 0 0"/>
    <style:font-face style:name="OpenSymbol" svg:font-family="OpenSymbol" style:font-family-generic="roman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erry Curran</meta:initial-creator>
    <dc:creator>Terry Curran</dc:creator>
    <meta:creation-date>2021-09-22T23:10:00Z</meta:creation-date>
    <dc:date>2021-09-22T23:10:00Z</dc:date>
    <meta:template xlink:href="Normal.dotm" xlink:type="simple"/>
    <meta:editing-cycles>2</meta:editing-cycles>
    <meta:editing-duration>PT60S</meta:editing-duration>
    <meta:document-statistic meta:page-count="1" meta:paragraph-count="3" meta:word-count="236" meta:character-count="1584" meta:row-count="11" meta:non-whitespace-character-count="1351"/>
  </office:meta>
</office:document-meta>
</file>